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Segoe Print" svg:font-family="'Segoe Prin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Print1" svg:font-family="'Segoe Print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style:font-name="Segoe Print" fo:language="pt" fo:country="BR" fo:font-weight="bold" style:font-weight-asian="bold" style:font-name-complex="Segoe Print1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ela mudança estar sempre se alterando, seguindo todas as possibilidades, em um momento se tornará a possibilidade estática parando assim de mudar. Deste modo nasce o estático, onde percebemos esta natureza da mudança, estando a percepção em um estado entrópico em relação a mudança: o estático é contido dentro do conjunto da mudanç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Segoe Print" svg:font-family="'Segoe Prin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Print1" svg:font-family="'Segoe Prin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</meta:initial-creator>
    <dc:creator>L</dc:creator>
    <meta:editing-cycles>1</meta:editing-cycles>
    <meta:creation-date>2015-05-03T18:00:00</meta:creation-date>
    <dc:date>2015-05-03T18:00:00</dc:date>
    <meta:editing-duration>P0D</meta:editing-duration>
    <meta:generator>LibreOffice/5.3.1.2$Linux_X86_64 LibreOffice_project/30m0$Build-2</meta:generator>
    <meta:document-statistic meta:table-count="0" meta:image-count="0" meta:object-count="0" meta:page-count="1" meta:paragraph-count="1" meta:word-count="53" meta:character-count="335" meta:non-whitespace-character-count="28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